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elBuilder</text:p>
      <text:p text:style-name="Standard"><text:tab/>.Entity&lt;Student&gt;(entity =&gt;</text:p>
      <text:p text:style-name="Standard"><text:tab/><text:tab/>{</text:p>
      <text:p text:style-name="Standard"><text:tab/><text:tab/><text:tab/>entity.HasKey(e =&gt; e.StudentId);</text:p>
      <text:p text:style-name="Standard"/>
      <text:p text:style-name="Standard"><text:tab/><text:tab/><text:tab/>entity</text:p>
      <text:p text:style-name="Standard"><text:tab/><text:tab/><text:tab/> <text:s text:c="2"/>.Property(e =&gt; e.Name)</text:p>
      <text:p text:style-name="Standard"><text:tab/><text:tab/><text:tab/> <text:s text:c="2"/>.HasMaxLength(100)</text:p>
      <text:p text:style-name="Standard"><text:tab/><text:tab/><text:tab/> <text:s text:c="2"/>.IsUnicode()</text:p>
      <text:p text:style-name="Standard"><text:tab/><text:tab/><text:tab/> <text:s text:c="2"/>.IsRequired();</text:p>
      <text:p text:style-name="Standard"/>
      <text:p text:style-name="Standard"><text:tab/><text:tab/><text:tab/>entity</text:p>
      <text:p text:style-name="Standard"><text:tab/><text:tab/><text:tab/> <text:s text:c="2"/>.Property(e =&gt; e.PhoneNumber)</text:p>
      <text:p text:style-name="Standard"><text:tab/><text:tab/><text:tab/> <text:s text:c="2"/>.HasColumnType("CHAR(10)");</text:p>
      <text:p text:style-name="Standard"/>
      <text:p text:style-name="Standard"><text:tab/><text:tab/><text:tab/>entity</text:p>
      <text:p text:style-name="Standard"><text:tab/><text:tab/><text:tab/> <text:s text:c="2"/>.Property(e =&gt; e.RegisteredOn)</text:p>
      <text:p text:style-name="Standard"><text:tab/><text:tab/><text:tab/> <text:s text:c="2"/>.HasDefaultValueSql("GETDATE()");</text:p>
      <text:p text:style-name="Standard"><text:tab/><text:tab/>}</text:p>
      <text:p text:style-name="Standard"/>
      <text:p text:style-name="P3">In StudentSystemContext:</text:p>
      <text:p text:style-name="Standard"/>
      <text:p text:style-name="Standard"/>
      <text:p text:style-name="P1"><text:span text:style-name="T2">public</text:span><text:span text:style-name="T1"> StudentSystemContext(DbContextOptions options)</text:span></text:p>
      <text:p text:style-name="P1"><text:span text:style-name="T1"><text:s text:c="12"/>: </text:span><text:span text:style-name="T2">base</text:span><text:span text:style-name="T1">(options)</text:span></text:p>
      <text:p text:style-name="P2"><text:s text:c="8"/>{</text:p>
      <text:p text:style-name="P2"/>
      <text:p text:style-name="P2"><text:s text:c="8"/>}</text:p>
      <text:p text:style-name="P2"/>
      <text:p text:style-name="P1"><text:span text:style-name="T1"><text:s text:c="8"/></text:span><text:span text:style-name="T2">protected</text:span><text:span text:style-name="T1"> </text:span><text:span text:style-name="T2">override</text:span><text:span text:style-name="T1"> </text:span><text:span text:style-name="T2">void</text:span><text:span text:style-name="T1"> OnConfiguring(DbContextOptionsBuilder optionsBuilder)</text:span></text:p>
      <text:p text:style-name="P2"><text:s text:c="8"/>{</text:p>
      <text:p text:style-name="P1"><text:span text:style-name="T1"><text:s text:c="12"/></text:span><text:span text:style-name="T2">if</text:span><text:span text:style-name="T1"> (optionsBuilder.IsConfigured == </text:span><text:span text:style-name="T2">false</text:span><text:span text:style-name="T1">)</text:span></text:p>
      <text:p text:style-name="P2"><text:s text:c="12"/>{</text:p>
      <text:p text:style-name="P2"><text:s text:c="16"/>optionsBuilder.UseSqlServer(Config.connectionString);</text:p>
      <text:p text:style-name="P2"><text:s text:c="12"/>}</text:p>
      <text:p text:style-name="P1"><text:span text:style-name="T1"><text:s text:c="8"/>}</text:span></text:p>
      <text:p text:style-name="Standard"/>
      <text:p text:style-name="Standard"/>
      <text:p text:style-name="P1"><text:span text:style-name="T1"><text:s/></text:span><text:span text:style-name="T2">private</text:span><text:span text:style-name="T1"> </text:span><text:span text:style-name="T2">void</text:span><text:span text:style-name="T1"> OnConfiguringStudentCourse(ModelBuilder modelBuilder)</text:span></text:p>
      <text:p text:style-name="P2"><text:s text:c="8"/>{</text:p>
      <text:p text:style-name="P2"><text:s text:c="12"/>modelBuilder</text:p>
      <text:p text:style-name="P2"><text:s text:c="16"/>.Entity&lt;StudentCourse&gt;()</text:p>
      <text:p text:style-name="P1"><text:span text:style-name="T1"><text:s text:c="16"/>.HasKey(sc =&gt; </text:span><text:span text:style-name="T2">new</text:span><text:span text:style-name="T1"> { sc.StudentId, sc.CourseId });</text:span></text:p>
      <text:p text:style-name="P2"/>
      <text:p text:style-name="P2"><text:s text:c="12"/>modelBuilder</text:p>
      <text:p text:style-name="P2"><text:s text:c="16"/>.Entity&lt;StudentCourse&gt;()</text:p>
      <text:p text:style-name="P2"><text:s text:c="16"/>.HasOne(e =&gt; e.Student)</text:p>
      <text:p text:style-name="P2"><text:s text:c="16"/>.WithMany(s =&gt; s.CourseEnrollments)</text:p>
      <text:p text:style-name="P2"><text:s text:c="16"/>.HasForeignKey(e =&gt; e.StudentId);</text:p>
      <text:p text:style-name="P2"/>
      <text:p text:style-name="P2"><text:s text:c="12"/>modelBuilder</text:p>
      <text:p text:style-name="P2"><text:s text:c="16"/>.Entity&lt;StudentCourse&gt;()</text:p>
      <text:p text:style-name="P2"><text:s text:c="16"/>.HasOne(e =&gt; e.Course)</text:p>
      <text:p text:style-name="P2"><text:s text:c="16"/>.WithMany(c =&gt; c.StudentsEnrolled)</text:p>
      <text:p text:style-name="P2"><text:s text:c="16"/>.HasForeignKey(e =&gt; e.CourseId);</text:p>
      <text:p text:style-name="P1"><text:span text:style-name="T1"><text:s text:c="8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9S</meta:editing-duration>
    <meta:editing-cycles>5</meta:editing-cycles>
    <meta:generator>OpenOffice/4.1.6$Win32 OpenOffice.org_project/416m1$Build-9790</meta:generator>
    <dc:date>2019-03-15T15:15:23.94</dc:date>
    <meta:document-statistic meta:table-count="0" meta:image-count="0" meta:object-count="0" meta:page-count="1" meta:paragraph-count="44" meta:word-count="85" meta:character-count="1330"/>
    <meta:user-defined meta:name="Info 1"/>
    <meta:user-defined meta:name="Info 2"/>
    <meta:user-defined meta:name="Info 3"/>
    <meta:user-defined meta:name="Info 4"/>
  </office:meta>
</office:document-meta>
</file>